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e7a47" officeooo:paragraph-rsid="001e7a47"/>
    </style:style>
    <style:style style:name="P2" style:family="paragraph" style:parent-style-name="Text_20_body">
      <style:text-properties officeooo:paragraph-rsid="001f4809"/>
    </style:style>
    <style:style style:name="P3" style:family="paragraph" style:parent-style-name="Text_20_body">
      <style:text-properties officeooo:rsid="001f4809" officeooo:paragraph-rsid="001f4809"/>
    </style:style>
    <style:style style:name="P4" style:family="paragraph" style:parent-style-name="Text_20_body">
      <style:text-properties officeooo:rsid="001fbe17" officeooo:paragraph-rsid="001fbe17"/>
    </style:style>
    <style:style style:name="P5" style:family="paragraph" style:parent-style-name="Text_20_body">
      <style:text-properties officeooo:paragraph-rsid="001fbe17"/>
    </style:style>
    <style:style style:name="P6" style:family="paragraph" style:parent-style-name="Heading_20_1">
      <style:text-properties officeooo:rsid="001e7a47" officeooo:paragraph-rsid="001e7a47"/>
    </style:style>
    <style:style style:name="P7" style:family="paragraph" style:parent-style-name="Heading_20_1">
      <style:text-properties officeooo:paragraph-rsid="001f4809"/>
    </style:style>
    <style:style style:name="P8" style:family="paragraph" style:parent-style-name="Heading_20_1">
      <style:text-properties officeooo:rsid="001f4809" officeooo:paragraph-rsid="001f4809"/>
    </style:style>
    <style:style style:name="P9" style:family="paragraph" style:parent-style-name="Heading_20_1">
      <style:text-properties officeooo:rsid="001fbe17" officeooo:paragraph-rsid="001fbe17"/>
    </style:style>
    <style:style style:name="P10" style:family="paragraph" style:parent-style-name="Heading_20_1">
      <style:text-properties officeooo:paragraph-rsid="001fbe17"/>
    </style:style>
    <style:style style:name="P11" style:family="paragraph" style:parent-style-name="Text_20_body">
      <style:text-properties officeooo:rsid="001e7a47" officeooo:paragraph-rsid="001fe34a"/>
    </style:style>
    <style:style style:name="T1" style:family="text">
      <style:text-properties officeooo:rsid="001e7a47"/>
    </style:style>
    <style:style style:name="T2" style:family="text">
      <style:text-properties officeooo:rsid="001f4809"/>
    </style:style>
    <style:style style:name="T3" style:family="text">
      <style:text-properties officeooo:rsid="001fbe17"/>
    </style:style>
    <style:style style:name="T4" style:family="text">
      <style:text-properties officeooo:rsid="001fe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 text:c="28"/>Curr<text:span text:style-name="T4">í</text:span>culo</text:h>
      <text:p text:style-name="P11">Nome: <text:span text:style-name="T4">K</text:span>auã <text:span text:style-name="T4">A</text:span>lvernaz <text:span text:style-name="T4">S</text:span>ilva </text:p>
      <text:p text:style-name="P11"><text:span text:style-name="T2">E</text:span>ndereço: <text:span text:style-name="T4">C</text:span>aratinga,c<text:span text:style-name="T4">ó</text:span>rr<text:span text:style-name="T4">e</text:span>g<text:span text:style-name="T4">o</text:span> vermelho</text:p>
      <text:p text:style-name="P1"><text:span text:style-name="T2">T</text:span>elefone:</text:p>
      <text:p text:style-name="P1"><text:span text:style-name="T2">E</text:span>-mail:</text:p>
      <text:p text:style-name="P1"><text:span text:style-name="T2">L</text:span>inkedn:</text:p>
      <text:p text:style-name="P1"><text:span text:style-name="T2">D</text:span>ata de nascimento: 02/11/2009</text:p>
      <text:p text:style-name="P1"><text:span text:style-name="T2">I</text:span>dade: 24 anos</text:p>
      <text:h text:style-name="Heading_20_1" text:outline-level="1"><text:s text:c="18"/><text:span text:style-name="T3">O</text:span><text:span text:style-name="T1">bjetivo profissional</text:span></text:h>
      <text:p text:style-name="Text_20_body"/>
      <text:p text:style-name="Text_20_body"><text:span text:style-name="T4">I</text:span>ngre<text:span text:style-name="T4">ss</text:span>ar no mercado de trabalho e aplicar meus conhecimentos acadêmicos e experi<text:span text:style-name="T4">ê</text:span>n<text:span text:style-name="T4">c</text:span>ias em advocacia,contribuindo para o crescimento no escritório enquanto evolou profissional e pessoalmente</text:p>
      <text:p text:style-name="Text_20_body"/>
      <text:h text:style-name="P7" text:outline-level="1"><text:s text:c="17"/><text:span text:style-name="T2">Formação acadêmica</text:span></text:h>
      <text:p text:style-name="Text_20_body"><text:s text:c="24"/></text:p>
      <text:p text:style-name="Text_20_body"><text:s/><text:span text:style-name="T2">Bacharelado: </text:span><text:span text:style-name="T4">D</text:span><text:span text:style-name="T2">ireito </text:span></text:p>
      <text:p text:style-name="P3"><text:s/>Universidade:</text:p>
      <text:p text:style-name="P3"><text:s/>Data de conclusão: outubro,2033</text:p>
      <text:p text:style-name="P3">Principal disciplina: defesa dos direitos humanos</text:p>
      <text:p text:style-name="P3">Projeto realizado: palestra em uma escola</text:p>
      <text:p text:style-name="P3">Curso t<text:span text:style-name="T4">é</text:span>cnico: comunicação</text:p>
      <text:p text:style-name="P3">Universidade: instituto federativo</text:p>
      <text:p text:style-name="P3">Conclusão: dezembro,2029</text:p>
      <text:p text:style-name="P3">Destaques: ajudei um lar solid<text:span text:style-name="T4">á</text:span>rio</text:p>
      <text:h text:style-name="Heading_20_1" text:outline-level="1"><text:s text:c="23"/>Ensino m<text:span text:style-name="T3">é</text:span>dio </text:h>
      <text:p text:style-name="Text_20_body"/>
      <text:p text:style-name="P3"><text:soft-page-break/>Escola: E.E.Emila <text:span text:style-name="T4">C</text:span>abral <text:span text:style-name="T4">M</text:span>ota</text:p>
      <text:p text:style-name="P3">Conclusão: dezembro,2027</text:p>
      <text:p text:style-name="P3">Principais disciplinas: portugu<text:span text:style-name="T3">ê</text:span>s</text:p>
      <text:p text:style-name="P3">Projetos realizado: um debate</text:p>
      <text:h text:style-name="Heading_20_1" text:outline-level="1"/>
      <text:h text:style-name="P8" text:outline-level="1"><text:s text:c="16"/><text:span text:style-name="T4">E</text:span>xperiência profissional</text:h>
      <text:p text:style-name="P2"/>
      <text:p text:style-name="P3">Estagiário em: auxiliar de advocacia</text:p>
      <text:p text:style-name="P3">P<text:span text:style-name="T4">e</text:span>r<text:span text:style-name="T4">í</text:span>odo: fevereiro 20230 a março 2031</text:p>
      <text:p text:style-name="P3">Atividades principais: processos judiciais</text:p>
      <text:p text:style-name="P3">Projeto social: oferta de serviços jurídicos</text:p>
      <text:p text:style-name="Text_20_body">Per<text:span text:style-name="T4">ío</text:span>do: março 2029 a dezembro 2029</text:p>
      <text:h text:style-name="P9" text:outline-level="1"><text:s text:c="12"/><text:span text:style-name="T4">Q</text:span>ualificações e competências </text:h>
      <text:p text:style-name="P5"/>
      <text:p text:style-name="P4">Pacote office ( <text:span text:style-name="T4">W</text:span>orld, <text:span text:style-name="T4">E</text:span>xcel, <text:span text:style-name="T4">P</text:span>ower <text:span text:style-name="T4">P</text:span>oint )</text:p>
      <text:p text:style-name="P4"><text:span text:style-name="T4">I</text:span>nglês- intermediário</text:p>
      <text:p text:style-name="P4"><text:span text:style-name="T4">C</text:span>omunicação clara e empátic<text:span text:style-name="T4">o</text:span></text:p>
      <text:p text:style-name="P4"><text:span text:style-name="T4">T</text:span>rabalho em equipe e liderança colaborativa</text:p>
      <text:p text:style-name="P4"><text:span text:style-name="T4">R</text:span>aciocínio lógico e resolução de problemas</text:p>
      <text:h text:style-name="P10" text:outline-level="1"><text:span text:style-name="T3"><text:s text:c="24"/></text:span><text:span text:style-name="T4">Qualificações</text:span></text:h>
      <text:p text:style-name="P5"/>
      <text:p text:style-name="P4">Curso de excel profissional - fundação <text:span text:style-name="T4">B</text:span>radesco (2028)</text:p>
      <text:p text:style-name="P4"><text:span text:style-name="T4">I</text:span>ntrodução á programação com python - curso em video (2029)</text:p>
      <text:p text:style-name="P4"><text:span text:style-name="T4">N</text:span>oções de gestão de projetos – SENAI (2029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9cm" style:num-format="1" style:print-orientation="portrait" fo:margin-top="2cm" fo:margin-bottom="2cm" fo:margin-left="3cm" fo:margin-right="3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28:46.301160432</meta:creation-date>
    <dc:title>Documento modelo</dc:title>
    <meta:editing-duration>PT2H10M21S</meta:editing-duration>
    <meta:editing-cycles>5</meta:editing-cycles>
    <meta:generator>LibreOffice/7.4.7.2$Linux_X86_64 LibreOffice_project/40$Build-2</meta:generator>
    <dc:date>2025-06-03T15:59:15.801463425</dc:date>
    <meta:document-statistic meta:table-count="0" meta:image-count="0" meta:object-count="0" meta:page-count="2" meta:paragraph-count="42" meta:word-count="177" meta:character-count="1527" meta:non-whitespace-character-count="1221"/>
    <meta:template xlink:type="simple" xlink:actuate="onRequest" xlink:title="Documento modelo" xlink:href="../../Modelos/Documento%20modelo.ott" meta:date="2025-05-26T15:28:45.562982972"/>
  </office:meta>
</office:document-meta>
</file>